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MIConfig.setRmiUri( String rmi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onfig.setRmiPort( String rmi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onfig.getRmi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onfig.init( ServletConfig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MIConfig.RMIConfig( BootstrapConfig paren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onfig.rmi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onfig.setRmiEnabled( String rmi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onfig.getRmi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onfig.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onfig.getRmi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MIConfig.getRmi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onfig.validat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MIConfig.getRmi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onfig.setRmiHost( String rmi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onfig.setRmiName( String rmi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